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sertation supervisor meeting – 13/3/13</text:p>
      <text:p text:style-name="P1"/>
      <text:p text:style-name="P1"/>
      <text:p text:style-name="P2">1<text:span text:style-name="T1">st</text:span>: Need to sort demo – email Simon Rogers to get time</text:p>
      <text:list xml:id="list2027532010" text:style-name="L1">
        <text:list-item>
          <text:list>
            <text:list-item>
              <text:list>
                <text:list-item>
                  <text:list>
                    <text:list-item>
                      <text:p text:style-name="P3">Prepare for demo beforehand, such as choosing right and wrong primers to show</text:p>
                    </text:list-item>
                    <text:list-item>
                      <text:p text:style-name="P3">write a 'cheat sheet' beforehand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2<text:span text:style-name="T1">nd</text:span>: Other documentation required for the dissertation? Deliverables, diagrams etc.</text:p>
      <text:p text:style-name="P2"/>
      <text:p text:style-name="P2">3<text:span text:style-name="T1">rd</text:span>: Feedback on application from moodle?</text:p>
      <text:list xml:id="list1753035186" text:style-name="L2">
        <text:list-item>
          <text:list>
            <text:list-item>
              <text:p text:style-name="P4">email pamela and nicola about this</text:p>
            </text:list-item>
          </text:list>
        </text:list-item>
      </text:list>
      <text:p text:style-name="P2"/>
      <text:p text:style-name="P2">Dissertation:</text:p>
      <text:p text:style-name="P2"/>
      <text:list xml:id="list1297836246" text:style-name="L3">
        <text:list-item>
          <text:p text:style-name="P5">Start at a much higher level in the introduction, make it less complicated</text:p>
        </text:list-item>
        <text:list-item>
          <text:p text:style-name="P5">Add pictures for when describing PCR</text:p>
        </text:list-item>
        <text:list-item>
          <text:p text:style-name="P5">Be precise about the applications usage by students, not just everyone</text:p>
        </text:list-item>
        <text:list-item>
          <text:p text:style-name="P5">Change the tone of the design section, make it less negative</text:p>
        </text:list-item>
        <text:list-item>
          <text:p text:style-name="P5">Write about the limitations of the program (perhaps in the conclusion)</text:p>
        </text:list-item>
        <text:list-item>
          <text:p text:style-name="P5">Future work on the program also to be discussed</text:p>
        </text:list-item>
        <text:list-item>
          <text:p text:style-name="P5">Use evaluation section as backup to the future work</text:p>
        </text:list-item>
        <text:list-item>
          <text:p text:style-name="P5">Gethin noted he doesn't see a point in the contribution section – its a waste of time, raises issues</text:p>
        </text:list-item>
        <text:list-item>
          <text:p text:style-name="P5">Dissertation needs more references about PCR – articles why interactive learning is a good tool</text:p>
        </text:list-item>
        <text:list-item>
          <text:p text:style-name="P5">Use a number system for references</text:p>
        </text:list-item>
        <text:list-item>
          <text:p text:style-name="P5">Make sure we don't go over 60 page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murray</meta:initial-creator>
    <meta:creation-date>2013-03-08T16:23:30</meta:creation-date>
    <dc:date>2013-03-13T20:53:59</dc:date>
    <dc:creator>ross murray</dc:creator>
    <meta:editing-duration>PT6M3S</meta:editing-duration>
    <meta:editing-cycles>2</meta:editing-cycles>
    <meta:generator>LibreOffice/3.4$Unix LibreOffice_project/340m1$Build-502</meta:generator>
    <meta:document-statistic meta:table-count="0" meta:image-count="0" meta:object-count="0" meta:page-count="1" meta:paragraph-count="19" meta:word-count="190" meta:character-count="1063" meta:non-whitespace-character-count="905"/>
  </office:meta>
</office:document-meta>
</file>